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2pt"/>
    </style:style>
    <style:style style:name="T4" style:family="text">
      <style:text-properties style:font-name="Courier 10 Pitch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text:span text:style-name="T1"><text:line-break/></text:span><text:span text:style-name="T2">Commit Rights in the Linux Kernel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3">Daniel Vetter, Intel OTC</text:span></text:p>
            <text:p><text:span text:style-name="T3">LPC 2017, 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same process as for all the GFX userspace</text:p>
              </text:list-item>
              <text:list-item>
                <text:p>perception of bottleneck in running</text:p>
                <text:p><text:span text:style-name="T4">$ git apply-mb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d things got even bett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m-misc switched too</text:p>
              </text:list-item>
              <text:list-item>
                <text:p>dma-buf/drm-bridge/panel now group-maintained</text:p>
              </text:list-item>
              <text:list-item>
                <text:p>small driver review improved</text:p>
              </text:list-item>
              <text:list-item>
                <text:p>refactorings/collaboration in drm improved</text:p>
              </text:list-item>
              <text:list-item>
                <text:p>entirely handed over drm-intel maintainership</text:p>
              </text:list-item>
            </text:list>
            <text:list text:style-name="L4">
              <text:list-item>
                <text:p>shockingly good at training mai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  <text:list-item>
                <text:p>… but you can use this to build o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5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6">process documentation:</text:span><text:span text:style-name="T5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  <text:list-item>
                <text:p>tools&amp;scripts to share lessons lear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watch it all on <text:a xlink:href="https://intel-gfx-ci.01.org/" xlink:type="simple">https://intel-gfx-ci.01.org/</text:a>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4">git merge -X ours</text:span> for backmerges</text:p>
              </text:list-item>
              <text:list-item>
                <text:p>handled using Fixes: tags</text:p>
              </text:list-item>
              <text:list-item>
                <text:p>drm-misc is traditional, and it's cha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integration tre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every branch push updates drm-tip</text:p>
              </text:list-item>
            </text:list>
            <text:list text:style-name="L4">
              <text:list-item>
                <text:p>developer who caused a conflict gets to fix it</text:p>
              </text:list-item>
            </text:list>
            <text:list text:style-name="L5">
              <text:list-item>
                <text:p>CI tests drm-tip before we bake in a resolution with a proper merge</text:p>
              </text:list-item>
            </text:list>
            <text:list text:style-name="L3">
              <text:list-item>
                <text:p>we handle cross-branch conflicts better than linux-n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x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m-amd likely happening soon</text:p>
              </text:list-item>
              <text:list-item>
                <text:p>cc: stable, quo vadis?</text:p>
              </text:list-item>
              <text:list-item>
                <text:p>more maintainer teams like this?</text:p>
              </text:list-item>
              <text:list-item>
                <text:p>KS invita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excellent maintainer mentoring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pretty much the standard in drivers/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2H48M11S</meta:editing-duration>
    <meta:editing-cycles>63</meta:editing-cycles>
    <meta:generator>LibreOffice/5.4.0.3$Linux_X86_64 LibreOffice_project/40m0$Build-3</meta:generator>
    <dc:date>2017-09-06T13:59:46.346290127</dc:date>
    <meta:document-statistic meta:object-count="85"/>
  </office:meta>
</office:document-meta>
</file>